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0f60d1" officeooo:paragraph-rsid="000f60d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urtney </meta:initial-creator>
    <meta:creation-date>2016-07-30T17:45:50.881113480</meta:creation-date>
    <dc:date>2016-07-31T16:37:14.978068743</dc:date>
    <dc:creator>Courtney 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4.2.8.2$Linux_x86 LibreOffice_project/420m0$Build-2</meta:generator>
  </office:meta>
</office:document-meta>
</file>